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0909in"/>
    </style:style>
    <style:style style:name="co3" style:family="table-column">
      <style:table-column-properties fo:break-before="auto" style:column-width="0.4091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3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office:value-type="string">
            <text:p>Y</text:p>
          </table:table-cell>
          <table:table-cell table:style-name="ce3" office:value-type="string">
            <text:p>X</text:p>
          </table:table-cell>
          <table:table-cell table:style-name="ce2" office:value-type="string">
            <text:p>Z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 table:number-columns-repeated="3"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03/11/2021</text:date>, <text:time>14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B</meta:initial-creator>
    <meta:creation-date>2021-03-11T14:00:24.63</meta:creation-date>
    <dc:date>2021-03-11T14:20:58.68</dc:date>
    <dc:creator>g B</dc:creator>
    <meta:editing-duration>PT20M34S</meta:editing-duration>
    <meta:editing-cycles>1</meta:editing-cycles>
    <meta:document-statistic meta:table-count="3" meta:cell-count="12" meta:object-count="0"/>
    <meta:generator>OpenOffice/4.1.5$Win32 OpenOffice.org_project/415m1$Build-9789</meta:generator>
  </office:meta>
</office:document-meta>
</file>